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F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F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2" calcext:value-type="float">
            <text:p>201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izona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lanta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timore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.9" calcext:value-type="float">
            <text:p>2.9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ffalo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olina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icago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incinnati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eveland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llas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nver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troit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 Bay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uston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anapolis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cksonville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nsas City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nnesota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England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Orleans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Y Giants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Y Jets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akland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iladelphia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ittsburg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Diego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 Francisco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ttle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 Louis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mpa Bay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nnessee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shington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F" style:display-name="PageStyle_NFL Football Stats - NFL Team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